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53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2.2953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4705in" svg:y="2.1646in">
            <draw:object draw:notify-on-update-of-ranges="Sheet1.A13:Sheet1.A13 Sheet1.A14:Sheet1.A513 Sheet1.B13:Sheet1.B13 Sheet1.B14:Sheet1.B513 Sheet1.A13:Sheet1.A13 Sheet1.A14:Sheet1.A513 Sheet1.C13:Sheet1.C13 Sheet1.C14:Sheet1.C5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taset name: data/vowel.arff</text:p>
          </table:table-cell>
          <table:table-cell table:number-columns-repeated="3"/>
        </table:table-row>
        <table:table-row table:style-name="ro1">
          <table:table-cell office:value-type="string">
            <text:p>Number of instances: 990</text:p>
          </table:table-cell>
          <table:table-cell table:number-columns-repeated="3"/>
        </table:table-row>
        <table:table-row table:style-name="ro1">
          <table:table-cell office:value-type="string">
            <text:p>Number of attributes: 14</text:p>
          </table:table-cell>
          <table:table-cell table:number-columns-repeated="3"/>
        </table:table-row>
        <table:table-row table:style-name="ro1">
          <table:table-cell office:value-type="string">
            <text:p>Learning algorithm: neuralnet</text:p>
          </table:table-cell>
          <table:table-cell table:number-columns-repeated="3"/>
        </table:table-row>
        <table:table-row table:style-name="ro1">
          <table:table-cell office:value-type="string">
            <text:p>Evaluation method: rando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lculating accuracy on a random hold-out set...</text:p>
          </table:table-cell>
          <table:table-cell table:number-columns-repeated="3"/>
        </table:table-row>
        <table:table-row table:style-name="ro1">
          <table:table-cell office:value-type="string">
            <text:p>Percentage used for training: 0.75</text:p>
          </table:table-cell>
          <table:table-cell table:number-columns-repeated="3"/>
        </table:table-row>
        <table:table-row table:style-name="ro1">
          <table:table-cell office:value-type="string">
            <text:p>Percentage used for testing: 0.25</text:p>
          </table:table-cell>
          <table:table-cell table:number-columns-repeated="3"/>
        </table:table-row>
        <table:table-row table:style-name="ro1">
          <table:table-cell office:value-type="string">
            <text:p>input</text:p>
          </table:table-cell>
          <table:table-cell office:value-type="string">
            <text:p><text:s/>hidden</text:p>
          </table:table-cell>
          <table:table-cell office:value-type="string">
            <text:p><text:s/>hidden layers</text:p>
          </table:table-cell>
          <table:table-cell office:value-type="string">
            <text:p><text:s/>outp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Epochs</text:p>
          </table:table-cell>
          <table:table-cell office:value-type="string">
            <text:p><text:s/>Training MSE</text:p>
          </table:table-cell>
          <table:table-cell office:value-type="string">
            <text:p><text:s/>Validation Classification Accurac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47201033741795">
            <text:p>0.9472010337</text:p>
          </table:table-cell>
          <table:table-cell office:value-type="float" office:value="0.0887096774193548">
            <text:p>0.088709677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20228745398301">
            <text:p>0.9202287454</text:p>
          </table:table-cell>
          <table:table-cell office:value-type="float" office:value="0.141129032258065">
            <text:p>0.141129032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13752591087091">
            <text:p>0.9137525911</text:p>
          </table:table-cell>
          <table:table-cell office:value-type="float" office:value="0.189516129032258">
            <text:p>0.18951612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9249866438303">
            <text:p>0.8924986644</text:p>
          </table:table-cell>
          <table:table-cell office:value-type="float" office:value="0.241935483870968">
            <text:p>0.241935483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61774522175661">
            <text:p>0.8617745222</text:p>
          </table:table-cell>
          <table:table-cell office:value-type="float" office:value="0.258064516129032">
            <text:p>0.258064516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57397417590542">
            <text:p>0.8573974176</text:p>
          </table:table-cell>
          <table:table-cell office:value-type="float" office:value="0.258064516129032">
            <text:p>0.258064516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56410715722613">
            <text:p>0.8564107157</text:p>
          </table:table-cell>
          <table:table-cell office:value-type="float" office:value="0.262096774193548">
            <text:p>0.262096774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46533144905975">
            <text:p>0.8465331449</text:p>
          </table:table-cell>
          <table:table-cell office:value-type="float" office:value="0.258064516129032">
            <text:p>0.258064516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841654527654746">
            <text:p>0.8416545277</text:p>
          </table:table-cell>
          <table:table-cell office:value-type="float" office:value="0.237903225806452">
            <text:p>0.237903225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37949911902786">
            <text:p>0.8379499119</text:p>
          </table:table-cell>
          <table:table-cell office:value-type="float" office:value="0.258064516129032">
            <text:p>0.258064516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828673651819683">
            <text:p>0.8286736518</text:p>
          </table:table-cell>
          <table:table-cell office:value-type="float" office:value="0.245967741935484">
            <text:p>0.245967741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23791376274371">
            <text:p>0.8237913763</text:p>
          </table:table-cell>
          <table:table-cell office:value-type="float" office:value="0.201612903225806">
            <text:p>0.201612903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23571747887447">
            <text:p>0.8235717479</text:p>
          </table:table-cell>
          <table:table-cell office:value-type="float" office:value="0.262096774193548">
            <text:p>0.262096774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19895510300308">
            <text:p>0.8198955103</text:p>
          </table:table-cell>
          <table:table-cell office:value-type="float" office:value="0.217741935483871">
            <text:p>0.217741935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18910447027422">
            <text:p>0.818910447</text:p>
          </table:table-cell>
          <table:table-cell office:value-type="float" office:value="0.221774193548387">
            <text:p>0.221774193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12372746415466">
            <text:p>0.8123727464</text:p>
          </table:table-cell>
          <table:table-cell office:value-type="float" office:value="0.205645161290323">
            <text:p>0.205645161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827416649809245">
            <text:p>0.8274166498</text:p>
          </table:table-cell>
          <table:table-cell office:value-type="float" office:value="0.221774193548387">
            <text:p>0.22177419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2464330785342">
            <text:p>0.8246433079</text:p>
          </table:table-cell>
          <table:table-cell office:value-type="float" office:value="0.213709677419355">
            <text:p>0.213709677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819715904396567">
            <text:p>0.8197159044</text:p>
          </table:table-cell>
          <table:table-cell office:value-type="float" office:value="0.229838709677419">
            <text:p>0.229838709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35643527260825">
            <text:p>0.8356435273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809479732904929">
            <text:p>0.8094797329</text:p>
          </table:table-cell>
          <table:table-cell office:value-type="float" office:value="0.225806451612903">
            <text:p>0.225806451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819843435158849">
            <text:p>0.8198434352</text:p>
          </table:table-cell>
          <table:table-cell office:value-type="float" office:value="0.17741935483871">
            <text:p>0.177419354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24576518026471">
            <text:p>0.824576518</text:p>
          </table:table-cell>
          <table:table-cell office:value-type="float" office:value="0.241935483870968">
            <text:p>0.241935483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808819293493975">
            <text:p>0.8088192935</text:p>
          </table:table-cell>
          <table:table-cell office:value-type="float" office:value="0.221774193548387">
            <text:p>0.221774193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09172186346719">
            <text:p>0.8091721863</text:p>
          </table:table-cell>
          <table:table-cell office:value-type="float" office:value="0.262096774193548">
            <text:p>0.262096774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808290800868735">
            <text:p>0.8082908009</text:p>
          </table:table-cell>
          <table:table-cell office:value-type="float" office:value="0.237903225806452">
            <text:p>0.237903225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820019915942109">
            <text:p>0.8200199159</text:p>
          </table:table-cell>
          <table:table-cell office:value-type="float" office:value="0.262096774193548">
            <text:p>0.262096774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809159935747339">
            <text:p>0.8091599357</text:p>
          </table:table-cell>
          <table:table-cell office:value-type="float" office:value="0.286290322580645">
            <text:p>0.286290322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813932150403214">
            <text:p>0.8139321504</text:p>
          </table:table-cell>
          <table:table-cell office:value-type="float" office:value="0.286290322580645">
            <text:p>0.286290322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99915623009948">
            <text:p>0.799915623</text:p>
          </table:table-cell>
          <table:table-cell office:value-type="float" office:value="0.266129032258064">
            <text:p>0.266129032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789595906423521">
            <text:p>0.7895959064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803060547848464">
            <text:p>0.8030605478</text:p>
          </table:table-cell>
          <table:table-cell office:value-type="float" office:value="0.262096774193548">
            <text:p>0.262096774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799514418954593">
            <text:p>0.799514419</text:p>
          </table:table-cell>
          <table:table-cell office:value-type="float" office:value="0.262096774193548">
            <text:p>0.262096774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806441727896928">
            <text:p>0.8064417279</text:p>
          </table:table-cell>
          <table:table-cell office:value-type="float" office:value="0.254032258064516">
            <text:p>0.254032258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799243439115835">
            <text:p>0.7992434391</text:p>
          </table:table-cell>
          <table:table-cell office:value-type="float" office:value="0.290322580645161">
            <text:p>0.290322580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800367468747609">
            <text:p>0.8003674687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789425235871647">
            <text:p>0.7894252359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786524783346698">
            <text:p>0.7865247833</text:p>
          </table:table-cell>
          <table:table-cell office:value-type="float" office:value="0.278225806451613">
            <text:p>0.278225806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782865306167301">
            <text:p>0.7828653062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788196784627323">
            <text:p>0.7881967846</text:p>
          </table:table-cell>
          <table:table-cell office:value-type="float" office:value="0.278225806451613">
            <text:p>0.278225806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787748026377772">
            <text:p>0.7877480264</text:p>
          </table:table-cell>
          <table:table-cell office:value-type="float" office:value="0.254032258064516">
            <text:p>0.254032258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780061677837131">
            <text:p>0.7800616778</text:p>
          </table:table-cell>
          <table:table-cell office:value-type="float" office:value="0.314516129032258">
            <text:p>0.31451612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79776532000062">
            <text:p>0.79776532</text:p>
          </table:table-cell>
          <table:table-cell office:value-type="float" office:value="0.286290322580645">
            <text:p>0.286290322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785768587014479">
            <text:p>0.785768587</text:p>
          </table:table-cell>
          <table:table-cell office:value-type="float" office:value="0.274193548387097">
            <text:p>0.274193548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78014011322255">
            <text:p>0.7801401132</text:p>
          </table:table-cell>
          <table:table-cell office:value-type="float" office:value="0.262096774193548">
            <text:p>0.262096774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785283952017454">
            <text:p>0.785283952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802478407118619">
            <text:p>0.8024784071</text:p>
          </table:table-cell>
          <table:table-cell office:value-type="float" office:value="0.270161290322581">
            <text:p>0.270161290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776762119990187">
            <text:p>0.77676212</text:p>
          </table:table-cell>
          <table:table-cell office:value-type="float" office:value="0.282258064516129">
            <text:p>0.282258064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76617173451698">
            <text:p>0.7661717345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797992841142143">
            <text:p>0.7979928411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788186423248377">
            <text:p>0.7881864232</text:p>
          </table:table-cell>
          <table:table-cell office:value-type="float" office:value="0.274193548387097">
            <text:p>0.274193548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779544772993167">
            <text:p>0.779544773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794979114866707">
            <text:p>0.7949791149</text:p>
          </table:table-cell>
          <table:table-cell office:value-type="float" office:value="0.32258064516129">
            <text:p>0.322580645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780953043692611">
            <text:p>0.7809530437</text:p>
          </table:table-cell>
          <table:table-cell office:value-type="float" office:value="0.310483870967742">
            <text:p>0.31048387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770891401167725">
            <text:p>0.7708914012</text:p>
          </table:table-cell>
          <table:table-cell office:value-type="float" office:value="0.298387096774194">
            <text:p>0.298387096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782042135727874">
            <text:p>0.7820421357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741597354743338">
            <text:p>0.7415973547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772345964330941">
            <text:p>0.7723459643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778158774296155">
            <text:p>0.7781587743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767397935318374">
            <text:p>0.7673979353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780849842302457">
            <text:p>0.7808498423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776442455186329">
            <text:p>0.7764424552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780603843291567">
            <text:p>0.7806038433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776554678275369">
            <text:p>0.7765546783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77398826205229">
            <text:p>0.7739882621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791170946690364">
            <text:p>0.7911709467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782570062894647">
            <text:p>0.7825700629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757822481498404">
            <text:p>0.7578224815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771506599498936">
            <text:p>0.7715065995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760878965124114">
            <text:p>0.7608789651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763002191798331">
            <text:p>0.7630021918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752681283570047">
            <text:p>0.752681283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749848506296283">
            <text:p>0.749848506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742002568483502">
            <text:p>0.7420025685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781718162403122">
            <text:p>0.7817181624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756198131614974">
            <text:p>0.7561981316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776982957048638">
            <text:p>0.776982957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76634091229309">
            <text:p>0.7663409123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727288241606039">
            <text:p>0.7272882416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742159665330092">
            <text:p>0.7421596653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723160639578786">
            <text:p>0.7231606396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743557420437338">
            <text:p>0.7435574204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732897152050121">
            <text:p>0.732897152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755498398984652">
            <text:p>0.755498399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738448668814059">
            <text:p>0.7384486688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726601622419086">
            <text:p>0.7266016224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760585993231052">
            <text:p>0.7605859932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758909114717971">
            <text:p>0.7589091147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75571216895212">
            <text:p>0.755712169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74221856809152">
            <text:p>0.7422185681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750489769037185">
            <text:p>0.750489769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747739083292515">
            <text:p>0.7477390833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745077947846468">
            <text:p>0.7450779478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767851834002747">
            <text:p>0.767851834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733076763991633">
            <text:p>0.733076764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745761974315782">
            <text:p>0.7457619743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745842388296794">
            <text:p>0.7458423883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750191630149148">
            <text:p>0.7501916301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722262887039307">
            <text:p>0.722262887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718187500882532">
            <text:p>0.7181875009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757286717465836">
            <text:p>0.7572867175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739612239070373">
            <text:p>0.7396122391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732006249884004">
            <text:p>0.7320062499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746705779767497">
            <text:p>0.7467057798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750247935311568">
            <text:p>0.7502479353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765314390046428">
            <text:p>0.76531439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745253321884897">
            <text:p>0.7452533219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737144582679253">
            <text:p>0.7371445827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728600269181392">
            <text:p>0.7286002692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737360153859554">
            <text:p>0.7373601539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723723400596032">
            <text:p>0.7237234006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714524515504873">
            <text:p>0.7145245155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717782387582489">
            <text:p>0.7177823876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737066468863124">
            <text:p>0.7370664689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713790330480916">
            <text:p>0.7137903305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743588234054315">
            <text:p>0.7435882341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746005529408204">
            <text:p>0.7460055294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748873922355489">
            <text:p>0.7488739224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780052496222498">
            <text:p>0.7800524962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762411532566262">
            <text:p>0.7624115326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742985403772466">
            <text:p>0.7429854038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752911485034029">
            <text:p>0.752911485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753273887592215">
            <text:p>0.7532738876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702599110294712">
            <text:p>0.702599110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748920699375141">
            <text:p>0.7489206994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741355056089027">
            <text:p>0.741355056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737839831017414">
            <text:p>0.737839831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723034005780894">
            <text:p>0.7230340058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739783508096495">
            <text:p>0.7397835081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74517183436287">
            <text:p>0.7451718344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763736586374016">
            <text:p>0.7637365864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74863382401721">
            <text:p>0.748633824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742496375048454">
            <text:p>0.742496375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722138836328821">
            <text:p>0.7221388363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727206725779912">
            <text:p>0.7272067258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731201542379841">
            <text:p>0.7312015424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748075844917793">
            <text:p>0.7480758449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746598080986694">
            <text:p>0.746598081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728348896110754">
            <text:p>0.7283488961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698009154300823">
            <text:p>0.6980091543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69096864866398">
            <text:p>0.6909686487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682942432388916">
            <text:p>0.6829424324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71286385577271">
            <text:p>0.7128638558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745753589284207">
            <text:p>0.7457535893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733245728877196">
            <text:p>0.7332457289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729183527326003">
            <text:p>0.7291835273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689806904976956">
            <text:p>0.689806905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721004876617935">
            <text:p>0.7210048766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696188346620218">
            <text:p>0.6961883466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697711679475056">
            <text:p>0.6977116795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712823027659933">
            <text:p>0.7128230277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692704677224017">
            <text:p>0.6927046772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718151515258594">
            <text:p>0.718151515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70312590836211">
            <text:p>0.7031259084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691602943577966">
            <text:p>0.6916029436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721683600920332">
            <text:p>0.7216836009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756927431288001">
            <text:p>0.7569274313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725463423340771">
            <text:p>0.7254634233</text:p>
          </table:table-cell>
          <table:table-cell office:value-type="float" office:value="0.314516129032258">
            <text:p>0.314516129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757077061402948">
            <text:p>0.7570770614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73460519108393">
            <text:p>0.7346051911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719855717397386">
            <text:p>0.7198557174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733534133196228">
            <text:p>0.7335341332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737789357601693">
            <text:p>0.7377893576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739583908875779">
            <text:p>0.7395839089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738161470243192">
            <text:p>0.7381614702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782474680758977">
            <text:p>0.7824746808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731462283759478">
            <text:p>0.7314622838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728285986021384">
            <text:p>0.728285986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696332238389354">
            <text:p>0.6963322384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739566244303156">
            <text:p>0.7395662443</text:p>
          </table:table-cell>
          <table:table-cell office:value-type="float" office:value="0.318548387096774">
            <text:p>0.318548387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741588122182035">
            <text:p>0.7415881222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720370054462461">
            <text:p>0.7203700545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729993200869199">
            <text:p>0.7299932009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691651758524797">
            <text:p>0.6916517585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734088931931094">
            <text:p>0.7340889319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720055347672568">
            <text:p>0.7200553477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701747920304214">
            <text:p>0.701747920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694465995286818">
            <text:p>0.6944659953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693052576968432">
            <text:p>0.693052577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73120426666265">
            <text:p>0.7312042667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710522465109941">
            <text:p>0.7105224651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691391562003948">
            <text:p>0.691391562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706317018237864">
            <text:p>0.7063170182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687342662745164">
            <text:p>0.6873426627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711485352560951">
            <text:p>0.7114853526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699305012053282">
            <text:p>0.6993050121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766669914769607">
            <text:p>0.766669914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767493423652681">
            <text:p>0.7674934237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795303606776904">
            <text:p>0.7953036068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737571410948582">
            <text:p>0.7375714109</text:p>
          </table:table-cell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743270113018458">
            <text:p>0.743270113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716638615081687">
            <text:p>0.7166386151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726724706983972">
            <text:p>0.726724707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718250577710675">
            <text:p>0.7182505777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704878210559664">
            <text:p>0.7048782106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719748578771388">
            <text:p>0.7197485788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722390580474428">
            <text:p>0.7223905805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722562917393878">
            <text:p>0.7225629174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691537219018623">
            <text:p>0.691537219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79133519907746">
            <text:p>0.6791335199</text:p>
          </table:table-cell>
          <table:table-cell office:value-type="float" office:value="0.495967741935484">
            <text:p>0.4959677419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697583624010578">
            <text:p>0.697583624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692293093029562">
            <text:p>0.692293093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710453685969482">
            <text:p>0.710453686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757747638811738">
            <text:p>0.7577476388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716670101798905">
            <text:p>0.7166701018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726124263179311">
            <text:p>0.7261242632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756592664192907">
            <text:p>0.756592664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722547461103184">
            <text:p>0.7225474611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818548606200704">
            <text:p>0.8185486062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787689153889919">
            <text:p>0.7876891539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772894262578406">
            <text:p>0.7728942626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749820437086518">
            <text:p>0.7498204371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76320285261563">
            <text:p>0.7632028526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738539923831311">
            <text:p>0.7385399238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724460878698714">
            <text:p>0.7244608787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728691485271724">
            <text:p>0.7286914853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736589930261335">
            <text:p>0.7365899303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724604136260336">
            <text:p>0.7246041363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730651359560395">
            <text:p>0.7306513596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712961669172054">
            <text:p>0.7129616692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74425839320119">
            <text:p>0.7442583932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747442099666731">
            <text:p>0.7474420997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753854828520452">
            <text:p>0.7538548285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736655839889324">
            <text:p>0.736655839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748163245198201">
            <text:p>0.7481632452</text:p>
          </table:table-cell>
          <table:table-cell office:value-type="float" office:value="0.314516129032258">
            <text:p>0.314516129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763754249902592">
            <text:p>0.7637542499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745452758628238">
            <text:p>0.7454527586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75158019159832">
            <text:p>0.7515801916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734266147555404">
            <text:p>0.7342661476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740721158050895">
            <text:p>0.7407211581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743143512797602">
            <text:p>0.7431435128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751552891146859">
            <text:p>0.7515528911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752880450169316">
            <text:p>0.7528804502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754169062527697">
            <text:p>0.7541690625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732722706898081">
            <text:p>0.7327227069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723646661364474">
            <text:p>0.7236466614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720376474953196">
            <text:p>0.720376475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735970385515954">
            <text:p>0.7359703855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740707532337512">
            <text:p>0.7407075323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757056723375659">
            <text:p>0.7570567234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729096890124402">
            <text:p>0.7290968901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735677645996022">
            <text:p>0.735677646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739414087722527">
            <text:p>0.7394140877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741449362425191">
            <text:p>0.7414493624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713081692388078">
            <text:p>0.7130816924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717366002617536">
            <text:p>0.7173660026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714560594566189">
            <text:p>0.7145605946</text:p>
          </table:table-cell>
          <table:table-cell office:value-type="float" office:value="0.326612903225806">
            <text:p>0.3266129032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738885463221854">
            <text:p>0.738885463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739480302359218">
            <text:p>0.7394803024</text:p>
          </table:table-cell>
          <table:table-cell office:value-type="float" office:value="0.294354838709677">
            <text:p>0.2943548387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75337424803505">
            <text:p>0.753374248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750757283028263">
            <text:p>0.750757283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733430129220376">
            <text:p>0.7334301292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718005765594143">
            <text:p>0.7180057656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719364203945448">
            <text:p>0.719364203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721562894720989">
            <text:p>0.7215628947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727377699127549">
            <text:p>0.7273776991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733667972401678">
            <text:p>0.7336679724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713063148111128">
            <text:p>0.7130631481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722694365556231">
            <text:p>0.7226943656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733457710803997">
            <text:p>0.7334577108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720581301896899">
            <text:p>0.7205813019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712228517293439">
            <text:p>0.7122285173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701497542783988">
            <text:p>0.7014975428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722968460195869">
            <text:p>0.7229684602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707819838385591">
            <text:p>0.7078198384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712849705469741">
            <text:p>0.7128497055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71674935599159">
            <text:p>0.71674935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694376837195976">
            <text:p>0.6943768372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702586429207987">
            <text:p>0.7025864292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712609775877641">
            <text:p>0.7126097759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726958958881723">
            <text:p>0.7269589589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735547211156304">
            <text:p>0.7355472112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728330276253397">
            <text:p>0.7283302763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728840706204861">
            <text:p>0.7288407062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710675077702647">
            <text:p>0.7106750777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699693922422652">
            <text:p>0.6996939224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708783577094066">
            <text:p>0.708783577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741206061329902">
            <text:p>0.7412060613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761683413416983">
            <text:p>0.7616834134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731497828383676">
            <text:p>0.7314978284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732882420678293">
            <text:p>0.7328824207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700301978410085">
            <text:p>0.7003019784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724753281034984">
            <text:p>0.724753281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724889949012012">
            <text:p>0.724889949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727329721867203">
            <text:p>0.7273297219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697841984648211">
            <text:p>0.6978419846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689451669327428">
            <text:p>0.6894516693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726834686344791">
            <text:p>0.7268346863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740773970463594">
            <text:p>0.7407739705</text:p>
          </table:table-cell>
          <table:table-cell office:value-type="float" office:value="0.334677419354839">
            <text:p>0.3346774194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742465113775931">
            <text:p>0.7424651138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706331508940933">
            <text:p>0.7063315089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700993298624988">
            <text:p>0.7009932986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723530030833383">
            <text:p>0.7235300308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732181687511929">
            <text:p>0.7321816875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741240481797756">
            <text:p>0.7412404818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728292777571124">
            <text:p>0.7282927776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717087609659514">
            <text:p>0.7170876097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740661490301319">
            <text:p>0.7406614903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7238576715927">
            <text:p>0.7238576716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719642200415865">
            <text:p>0.7196422004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729166735372852">
            <text:p>0.7291667354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721080073844074">
            <text:p>0.7210800738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733112597187946">
            <text:p>0.7331125972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720381173420108">
            <text:p>0.7203811734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751932325772975">
            <text:p>0.7519323258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724903907001375">
            <text:p>0.724903907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718827140771587">
            <text:p>0.7188271408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06081262700739">
            <text:p>0.7060812627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706532727155214">
            <text:p>0.7065327272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704823622832554">
            <text:p>0.7048236228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722911309528831">
            <text:p>0.7229113095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763945993392976">
            <text:p>0.7639459934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736065128332642">
            <text:p>0.7360651283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724813959221973">
            <text:p>0.7248139592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735801681590717">
            <text:p>0.7358016816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709880326938532">
            <text:p>0.709880326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712036243994162">
            <text:p>0.712036244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749103906196812">
            <text:p>0.7491039062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741011167598831">
            <text:p>0.7410111676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682259342505913">
            <text:p>0.6822593425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801570303531947">
            <text:p>0.8015703035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738982962382641">
            <text:p>0.7389829624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42424322860968">
            <text:p>0.7424243229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748059567926067">
            <text:p>0.7480595679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760961658397652">
            <text:p>0.7609616584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744382212381203">
            <text:p>0.7443822124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741308877601406">
            <text:p>0.7413088776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737169779843603">
            <text:p>0.7371697798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712488192598431">
            <text:p>0.7124881926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704104684492667">
            <text:p>0.7041046845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688292651709075">
            <text:p>0.6882926517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70764625684391">
            <text:p>0.7076462568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54581942457741">
            <text:p>0.7545819425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722617704103578">
            <text:p>0.7226177041</text:p>
          </table:table-cell>
          <table:table-cell office:value-type="float" office:value="0.483870967741936">
            <text:p>0.4838709677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705313786281233">
            <text:p>0.7053137863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728040061528812">
            <text:p>0.7280400615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746348393026411">
            <text:p>0.746348393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743762846486451">
            <text:p>0.7437628465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773330093137267">
            <text:p>0.7733300931</text:p>
          </table:table-cell>
          <table:table-cell office:value-type="float" office:value="0.30241935483871">
            <text:p>0.302419354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780460290187442">
            <text:p>0.7804602902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742949928350309">
            <text:p>0.7429499284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698068190150944">
            <text:p>0.6980681902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38001017987639">
            <text:p>0.738001018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76013489000189">
            <text:p>0.76013489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716783238626293">
            <text:p>0.7167832386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733021495738834">
            <text:p>0.7330214957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707872595478795">
            <text:p>0.7078725955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730551903584">
            <text:p>0.7305519036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722832307543535">
            <text:p>0.7228323075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708622668899507">
            <text:p>0.7086226689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702590846010859">
            <text:p>0.702590846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709854002735618">
            <text:p>0.7098540027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94847628376116">
            <text:p>0.6948476284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714454587591871">
            <text:p>0.7144545876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690439657081034">
            <text:p>0.6904396571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70326493665014">
            <text:p>0.7032649367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726774856459567">
            <text:p>0.7267748565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700191045793911">
            <text:p>0.700191045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712106985283761">
            <text:p>0.7121069853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733538322912572">
            <text:p>0.7335383229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707374755050691">
            <text:p>0.7073747551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708134845773839">
            <text:p>0.7081348458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694727139216618">
            <text:p>0.6947271392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723241918587519">
            <text:p>0.7232419186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711010362213713">
            <text:p>0.7110103622</text:p>
          </table:table-cell>
          <table:table-cell office:value-type="float" office:value="0.338709677419355">
            <text:p>0.3387096774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749220383344793">
            <text:p>0.7492203833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719879231099285">
            <text:p>0.7198792311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19639426814347">
            <text:p>0.7196394268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695433493124339">
            <text:p>0.6954334931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688806854280662">
            <text:p>0.6888068543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703546877964415">
            <text:p>0.703546878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675996236075075">
            <text:p>0.6759962361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661207741817023">
            <text:p>0.6612077418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687095157835106">
            <text:p>0.6870951578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672274494227955">
            <text:p>0.6722744942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705480217221028">
            <text:p>0.7054802172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69389488115471">
            <text:p>0.6938948812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78305764941593">
            <text:p>0.6783057649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694326738266689">
            <text:p>0.694326738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712338262675974">
            <text:p>0.7123382627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709315173123139">
            <text:p>0.7093151731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711360818807376">
            <text:p>0.7113608188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710221667825118">
            <text:p>0.7102216678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695661727212489">
            <text:p>0.6956617272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724726360563129">
            <text:p>0.7247263606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718855544091438">
            <text:p>0.7188555441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711673704947785">
            <text:p>0.7116737049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86036257603666">
            <text:p>0.6860362576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691272575437643">
            <text:p>0.6912725754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718561359595815">
            <text:p>0.7185613596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719300580919043">
            <text:p>0.7193005809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714592789227552">
            <text:p>0.7145927892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75707692924937">
            <text:p>0.7570769292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731178342797622">
            <text:p>0.7311783428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698874417754805">
            <text:p>0.6988744178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691177651209391">
            <text:p>0.6911776512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715746347118273">
            <text:p>0.7157463471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80938615657396">
            <text:p>0.6809386157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708862739468016">
            <text:p>0.7088627395</text:p>
          </table:table-cell>
          <table:table-cell office:value-type="float" office:value="0.44758064516129">
            <text:p>0.4475806452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755586464234273">
            <text:p>0.7555864642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747701539057825">
            <text:p>0.7477015391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763149372712845">
            <text:p>0.7631493727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759384647822856">
            <text:p>0.7593846478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714331809003419">
            <text:p>0.714331809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717423055116828">
            <text:p>0.7174230551</text:p>
          </table:table-cell>
          <table:table-cell office:value-type="float" office:value="0.491935483870968">
            <text:p>0.4919354839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697378073545605">
            <text:p>0.6973780735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711052462207881">
            <text:p>0.7110524622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13346797860077">
            <text:p>0.7133467979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717697354345287">
            <text:p>0.7176973543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727999468913348">
            <text:p>0.7279994689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72125146749121">
            <text:p>0.7212514675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713266596768456">
            <text:p>0.7132665968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709353376323266">
            <text:p>0.7093533763</text:p>
          </table:table-cell>
          <table:table-cell office:value-type="float" office:value="0.459677419354839">
            <text:p>0.4596774194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706916800013602">
            <text:p>0.7069168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709905487021308">
            <text:p>0.709905487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701107485886076">
            <text:p>0.7011074859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695269863837282">
            <text:p>0.6952698638</text:p>
          </table:table-cell>
          <table:table-cell office:value-type="float" office:value="0.431451612903226">
            <text:p>0.4314516129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82176712323815">
            <text:p>0.6821767123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680612256664892">
            <text:p>0.6806122567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683392201937631">
            <text:p>0.6833922019</text:p>
          </table:table-cell>
          <table:table-cell office:value-type="float" office:value="0.467741935483871">
            <text:p>0.4677419355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681453957314546">
            <text:p>0.6814539573</text:p>
          </table:table-cell>
          <table:table-cell office:value-type="float" office:value="0.508064516129032">
            <text:p>0.5080645161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690561267900164">
            <text:p>0.6905612679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699978524302558">
            <text:p>0.6999785243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698994199811076">
            <text:p>0.6989941998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699361571614535">
            <text:p>0.6993615716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707828009502086">
            <text:p>0.7078280095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698970227540481">
            <text:p>0.6989702275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703783841202238">
            <text:p>0.7037838412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693247371227514">
            <text:p>0.6932473712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691365616493683">
            <text:p>0.6913656165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685908640771442">
            <text:p>0.6859086408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667081717346681">
            <text:p>0.6670817173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84701790184957">
            <text:p>0.6847017902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718301680942381">
            <text:p>0.7183016809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683712312776884">
            <text:p>0.6837123128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705553500507889">
            <text:p>0.7055535005</text:p>
          </table:table-cell>
          <table:table-cell office:value-type="float" office:value="0.342741935483871">
            <text:p>0.3427419355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739032567721497">
            <text:p>0.7390325677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712465953178062">
            <text:p>0.7124659532</text:p>
          </table:table-cell>
          <table:table-cell office:value-type="float" office:value="0.358870967741935">
            <text:p>0.3588709677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706948831116961">
            <text:p>0.7069488311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738003294299913">
            <text:p>0.738003294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708520295046323">
            <text:p>0.708520295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706968074189551">
            <text:p>0.7069680742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29030917527882">
            <text:p>0.7290309175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734921057369261">
            <text:p>0.7349210574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708343528839648">
            <text:p>0.7083435288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726042950593775">
            <text:p>0.7260429506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712573834742634">
            <text:p>0.7125738347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716626280253332">
            <text:p>0.7166262803</text:p>
          </table:table-cell>
          <table:table-cell office:value-type="float" office:value="0.415322580645161">
            <text:p>0.4153225806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732275685013718">
            <text:p>0.732275685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686651898832426">
            <text:p>0.6866518988</text:p>
          </table:table-cell>
          <table:table-cell office:value-type="float" office:value="0.354838709677419">
            <text:p>0.3548387097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732827759002109">
            <text:p>0.732827759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703937000813948">
            <text:p>0.7039370008</text:p>
          </table:table-cell>
          <table:table-cell office:value-type="float" office:value="0.383064516129032">
            <text:p>0.3830645161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92933867287131">
            <text:p>0.6929338673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722899081441526">
            <text:p>0.7228990814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697577912592318">
            <text:p>0.6975779126</text:p>
          </table:table-cell>
          <table:table-cell office:value-type="float" office:value="0.455645161290323">
            <text:p>0.4556451613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677753959957147">
            <text:p>0.67775396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741438353610855">
            <text:p>0.7414383536</text:p>
          </table:table-cell>
          <table:table-cell office:value-type="float" office:value="0.375">
            <text:p>0.375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7277674613499">
            <text:p>0.7277674613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696251715599463">
            <text:p>0.6962517156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69033859440987">
            <text:p>0.6903385944</text:p>
          </table:table-cell>
          <table:table-cell office:value-type="float" office:value="0.366935483870968">
            <text:p>0.3669354839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685826065075751">
            <text:p>0.6858260651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695019251294223">
            <text:p>0.6950192513</text:p>
          </table:table-cell>
          <table:table-cell office:value-type="float" office:value="0.362903225806452">
            <text:p>0.3629032258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10416245102653">
            <text:p>0.7104162451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7071207287127">
            <text:p>0.7071207287</text:p>
          </table:table-cell>
          <table:table-cell office:value-type="float" office:value="0.330645161290323">
            <text:p>0.3306451613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728418490451004">
            <text:p>0.7284184905</text:p>
          </table:table-cell>
          <table:table-cell office:value-type="float" office:value="0.411290322580645">
            <text:p>0.4112903226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718184291615979">
            <text:p>0.7181842916</text:p>
          </table:table-cell>
          <table:table-cell office:value-type="float" office:value="0.346774193548387">
            <text:p>0.3467741935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705892511672204">
            <text:p>0.7058925117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720976231480124">
            <text:p>0.7209762315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743806967187158">
            <text:p>0.7438069672</text:p>
          </table:table-cell>
          <table:table-cell office:value-type="float" office:value="0.399193548387097">
            <text:p>0.3991935484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723442806936541">
            <text:p>0.7234428069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697904367555676">
            <text:p>0.6979043676</text:p>
          </table:table-cell>
          <table:table-cell office:value-type="float" office:value="0.443548387096774">
            <text:p>0.4435483871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695581699806956">
            <text:p>0.6955816998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695279659625053">
            <text:p>0.6952796596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680999294023451">
            <text:p>0.680999294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711491637669162">
            <text:p>0.7114916377</text:p>
          </table:table-cell>
          <table:table-cell office:value-type="float" office:value="0.439516129032258">
            <text:p>0.439516129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676165566686883">
            <text:p>0.6761655667</text:p>
          </table:table-cell>
          <table:table-cell office:value-type="float" office:value="0.471774193548387">
            <text:p>0.4717741935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666831932080695">
            <text:p>0.6668319321</text:p>
          </table:table-cell>
          <table:table-cell office:value-type="float" office:value="0.463709677419355">
            <text:p>0.463709677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690852730649024">
            <text:p>0.6908527306</text:p>
          </table:table-cell>
          <table:table-cell office:value-type="float" office:value="0.350806451612903">
            <text:p>0.3508064516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723641539630233">
            <text:p>0.7236415396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719434919617895">
            <text:p>0.7194349196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699758515429561">
            <text:p>0.6997585154</text:p>
          </table:table-cell>
          <table:table-cell office:value-type="float" office:value="0.379032258064516">
            <text:p>0.3790322581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71723293398436">
            <text:p>0.717232934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692710425185475">
            <text:p>0.6927104252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683414732671581">
            <text:p>0.6834147327</text:p>
          </table:table-cell>
          <table:table-cell office:value-type="float" office:value="0.395161290322581">
            <text:p>0.3951612903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671410404240897">
            <text:p>0.6714104042</text:p>
          </table:table-cell>
          <table:table-cell office:value-type="float" office:value="0.391129032258064">
            <text:p>0.3911290323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685668125585212">
            <text:p>0.6856681256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678336265279776">
            <text:p>0.6783362653</text:p>
          </table:table-cell>
          <table:table-cell office:value-type="float" office:value="0.419354838709678">
            <text:p>0.4193548387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672361982281581">
            <text:p>0.6723619823</text:p>
          </table:table-cell>
          <table:table-cell office:value-type="float" office:value="0.423387096774194">
            <text:p>0.4233870968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66930437198969">
            <text:p>0.669304372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686392099918675">
            <text:p>0.6863920999</text:p>
          </table:table-cell>
          <table:table-cell office:value-type="float" office:value="0.403225806451613">
            <text:p>0.4032258065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667446255554103">
            <text:p>0.6674462556</text:p>
          </table:table-cell>
          <table:table-cell office:value-type="float" office:value="0.435483870967742">
            <text:p>0.435483871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718626725522992">
            <text:p>0.7186267255</text:p>
          </table:table-cell>
          <table:table-cell office:value-type="float" office:value="0.407258064516129">
            <text:p>0.4072580645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694226493576787">
            <text:p>0.6942264936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664934419319853">
            <text:p>0.6649344193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681384959960612">
            <text:p>0.68138496</text:p>
          </table:table-cell>
          <table:table-cell office:value-type="float" office:value="0.370967741935484">
            <text:p>0.3709677419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675345102124693">
            <text:p>0.6753451021</text:p>
          </table:table-cell>
          <table:table-cell office:value-type="float" office:value="0.387096774193548">
            <text:p>0.3870967742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677851581436412">
            <text:p>0.6778515814</text:p>
          </table:table-cell>
          <table:table-cell office:value-type="float" office:value="0.479838709677419">
            <text:p>0.4798387097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669516383461832">
            <text:p>0.6695163835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662778887348185">
            <text:p>0.6627788873</text:p>
          </table:table-cell>
          <table:table-cell office:value-type="float" office:value="0.475806451612903">
            <text:p>0.475806451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54243755745596">
            <text:p>0.6542437557</text:p>
          </table:table-cell>
          <table:table-cell office:value-type="float" office:value="0.42741935483871">
            <text:p>0.4274193548</text:p>
          </table:table-cell>
          <table:table-cell/>
        </table:table-row>
        <table:table-row table:style-name="ro1">
          <table:table-cell office:value-type="string">
            <text:p>Time to train (in seconds): 100.053</text:p>
          </table:table-cell>
          <table:table-cell table:number-columns-repeated="3"/>
        </table:table-row>
        <table:table-row table:style-name="ro1">
          <table:table-cell office:value-type="string">
            <text:p>Training set accuracy: 0.44878706199460916</text:p>
          </table:table-cell>
          <table:table-cell table:number-columns-repeated="3"/>
        </table:table-row>
        <table:table-row table:style-name="ro1">
          <table:table-cell office:value-type="string">
            <text:p>Test set accuracy: 0.4274193548387097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0:4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0:41:26</dc:date>
    <dc:creator>steve </dc:creator>
    <meta:document-statistic meta:table-count="1" meta:cell-count="1522" meta:object-count="1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17cm" svg:y="0.316cm" chart:style-name="ch2">
          <text:p>alpha=0.9, n=0.2, 2 hidden layers (32 units)</text:p>
        </chart:title>
        <chart:legend chart:legend-position="end" svg:x="10.872cm" svg:y="3.753cm" style:legend-expansion="high" chart:style-name="ch3"/>
        <chart:plot-area chart:style-name="ch4" table:cell-range-address="Sheet1.A13:Sheet1.C513" chart:data-source-has-labels="row" svg:x="1.331cm" svg:y="1.635cm" svg:width="8.901cm" svg:height="6.204cm">
          <chartooo:coordinate-region svg:x="2.058cm" svg:y="1.834cm" svg:width="7.894cm" svg:height="5.358cm"/>
          <chart:axis chart:dimension="x" chart:name="primary-x" chart:style-name="ch5">
            <chart:title svg:x="5.181cm" svg:y="8.019cm" chart:style-name="ch6">
              <text:p>Epochs</text:p>
            </chart:title>
            <chart:grid chart:style-name="ch7" chart:class="major"/>
          </chart:axis>
          <chart:axis chart:dimension="y" chart:name="primary-y" chart:style-name="ch5">
            <chart:title svg:x="0.451cm" svg:y="4.94cm" chart:style-name="ch8">
              <text:p>%</text:p>
            </chart:title>
            <chart:grid chart:style-name="ch7" chart:class="major"/>
          </chart:axis>
          <chart:series chart:style-name="ch9" chart:values-cell-range-address="Sheet1.B14:Sheet1.B513" chart:label-cell-address="Sheet1.B13:Sheet1.B13" chart:class="chart:scatter">
            <chart:domain table:cell-range-address="Sheet1.A14:Sheet1.A513"/>
            <chart:data-point chart:repeated="500"/>
          </chart:series>
          <chart:series chart:style-name="ch10" chart:values-cell-range-address="Sheet1.C14:Sheet1.C513" chart:label-cell-address="Sheet1.C13:Sheet1.C13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B13:Sheet1.B13</svg:desc>
                </draw:g>
              </table:table-cell>
              <table:table-cell office:value-type="string">
                <text:p> Validation Classification Accuracy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513</svg:desc>
                </draw:g>
              </table:table-cell>
              <table:table-cell office:value-type="float" office:value="0.947201033741795">
                <text:p>0.947201033741795</text:p>
                <draw:g>
                  <svg:desc>Sheet1.B14:Sheet1.B513</svg:desc>
                </draw:g>
              </table:table-cell>
              <table:table-cell office:value-type="float" office:value="0.0887096774193548">
                <text:p>0.0887096774193548</text:p>
                <draw:g>
                  <svg:desc>Sheet1.C14:Sheet1.C5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0228745398301">
                <text:p>0.920228745398301</text:p>
              </table:table-cell>
              <table:table-cell office:value-type="float" office:value="0.141129032258065">
                <text:p>0.141129032258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3752591087091">
                <text:p>0.913752591087091</text:p>
              </table:table-cell>
              <table:table-cell office:value-type="float" office:value="0.189516129032258">
                <text:p>0.189516129032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249866438303">
                <text:p>0.89249866438303</text:p>
              </table:table-cell>
              <table:table-cell office:value-type="float" office:value="0.241935483870968">
                <text:p>0.241935483870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61774522175661">
                <text:p>0.861774522175661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7397417590542">
                <text:p>0.857397417590542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6410715722613">
                <text:p>0.856410715722613</text:p>
              </table:table-cell>
              <table:table-cell office:value-type="float" office:value="0.262096774193548">
                <text:p>0.262096774193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6533144905975">
                <text:p>0.846533144905975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41654527654746">
                <text:p>0.841654527654746</text:p>
              </table:table-cell>
              <table:table-cell office:value-type="float" office:value="0.237903225806452">
                <text:p>0.237903225806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7949911902786">
                <text:p>0.837949911902786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28673651819683">
                <text:p>0.828673651819683</text:p>
              </table:table-cell>
              <table:table-cell office:value-type="float" office:value="0.245967741935484">
                <text:p>0.245967741935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23791376274371">
                <text:p>0.823791376274371</text:p>
              </table:table-cell>
              <table:table-cell office:value-type="float" office:value="0.201612903225806">
                <text:p>0.201612903225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23571747887447">
                <text:p>0.823571747887447</text:p>
              </table:table-cell>
              <table:table-cell office:value-type="float" office:value="0.262096774193548">
                <text:p>0.2620967741935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19895510300308">
                <text:p>0.819895510300308</text:p>
              </table:table-cell>
              <table:table-cell office:value-type="float" office:value="0.217741935483871">
                <text:p>0.217741935483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18910447027422">
                <text:p>0.818910447027422</text:p>
              </table:table-cell>
              <table:table-cell office:value-type="float" office:value="0.221774193548387">
                <text:p>0.221774193548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12372746415466">
                <text:p>0.812372746415466</text:p>
              </table:table-cell>
              <table:table-cell office:value-type="float" office:value="0.205645161290323">
                <text:p>0.205645161290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27416649809245">
                <text:p>0.827416649809245</text:p>
              </table:table-cell>
              <table:table-cell office:value-type="float" office:value="0.221774193548387">
                <text:p>0.221774193548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2464330785342">
                <text:p>0.82464330785342</text:p>
              </table:table-cell>
              <table:table-cell office:value-type="float" office:value="0.213709677419355">
                <text:p>0.213709677419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19715904396567">
                <text:p>0.819715904396567</text:p>
              </table:table-cell>
              <table:table-cell office:value-type="float" office:value="0.229838709677419">
                <text:p>0.2298387096774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35643527260825">
                <text:p>0.8356435272608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09479732904929">
                <text:p>0.809479732904929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19843435158849">
                <text:p>0.819843435158849</text:p>
              </table:table-cell>
              <table:table-cell office:value-type="float" office:value="0.17741935483871">
                <text:p>0.17741935483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24576518026471">
                <text:p>0.824576518026471</text:p>
              </table:table-cell>
              <table:table-cell office:value-type="float" office:value="0.241935483870968">
                <text:p>0.241935483870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08819293493975">
                <text:p>0.808819293493975</text:p>
              </table:table-cell>
              <table:table-cell office:value-type="float" office:value="0.221774193548387">
                <text:p>0.2217741935483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09172186346719">
                <text:p>0.809172186346719</text:p>
              </table:table-cell>
              <table:table-cell office:value-type="float" office:value="0.262096774193548">
                <text:p>0.262096774193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8290800868735">
                <text:p>0.808290800868735</text:p>
              </table:table-cell>
              <table:table-cell office:value-type="float" office:value="0.237903225806452">
                <text:p>0.237903225806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20019915942109">
                <text:p>0.820019915942109</text:p>
              </table:table-cell>
              <table:table-cell office:value-type="float" office:value="0.262096774193548">
                <text:p>0.262096774193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09159935747339">
                <text:p>0.809159935747339</text:p>
              </table:table-cell>
              <table:table-cell office:value-type="float" office:value="0.286290322580645">
                <text:p>0.286290322580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13932150403214">
                <text:p>0.813932150403214</text:p>
              </table:table-cell>
              <table:table-cell office:value-type="float" office:value="0.286290322580645">
                <text:p>0.2862903225806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99915623009948">
                <text:p>0.799915623009948</text:p>
              </table:table-cell>
              <table:table-cell office:value-type="float" office:value="0.266129032258064">
                <text:p>0.266129032258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789595906423521">
                <text:p>0.789595906423521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03060547848464">
                <text:p>0.803060547848464</text:p>
              </table:table-cell>
              <table:table-cell office:value-type="float" office:value="0.262096774193548">
                <text:p>0.2620967741935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99514418954593">
                <text:p>0.799514418954593</text:p>
              </table:table-cell>
              <table:table-cell office:value-type="float" office:value="0.262096774193548">
                <text:p>0.262096774193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06441727896928">
                <text:p>0.806441727896928</text:p>
              </table:table-cell>
              <table:table-cell office:value-type="float" office:value="0.254032258064516">
                <text:p>0.254032258064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799243439115835">
                <text:p>0.799243439115835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00367468747609">
                <text:p>0.800367468747609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89425235871647">
                <text:p>0.789425235871647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786524783346698">
                <text:p>0.786524783346698</text:p>
              </table:table-cell>
              <table:table-cell office:value-type="float" office:value="0.278225806451613">
                <text:p>0.278225806451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82865306167301">
                <text:p>0.782865306167301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88196784627323">
                <text:p>0.788196784627323</text:p>
              </table:table-cell>
              <table:table-cell office:value-type="float" office:value="0.278225806451613">
                <text:p>0.2782258064516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787748026377772">
                <text:p>0.787748026377772</text:p>
              </table:table-cell>
              <table:table-cell office:value-type="float" office:value="0.254032258064516">
                <text:p>0.2540322580645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780061677837131">
                <text:p>0.780061677837131</text:p>
              </table:table-cell>
              <table:table-cell office:value-type="float" office:value="0.314516129032258">
                <text:p>0.3145161290322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79776532000062">
                <text:p>0.79776532000062</text:p>
              </table:table-cell>
              <table:table-cell office:value-type="float" office:value="0.286290322580645">
                <text:p>0.286290322580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785768587014479">
                <text:p>0.785768587014479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78014011322255">
                <text:p>0.78014011322255</text:p>
              </table:table-cell>
              <table:table-cell office:value-type="float" office:value="0.262096774193548">
                <text:p>0.2620967741935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785283952017454">
                <text:p>0.785283952017454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02478407118619">
                <text:p>0.802478407118619</text:p>
              </table:table-cell>
              <table:table-cell office:value-type="float" office:value="0.270161290322581">
                <text:p>0.270161290322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776762119990187">
                <text:p>0.776762119990187</text:p>
              </table:table-cell>
              <table:table-cell office:value-type="float" office:value="0.282258064516129">
                <text:p>0.2822580645161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6617173451698">
                <text:p>0.76617173451698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97992841142143">
                <text:p>0.797992841142143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788186423248377">
                <text:p>0.788186423248377</text:p>
              </table:table-cell>
              <table:table-cell office:value-type="float" office:value="0.274193548387097">
                <text:p>0.2741935483870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779544772993167">
                <text:p>0.779544772993167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794979114866707">
                <text:p>0.794979114866707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780953043692611">
                <text:p>0.780953043692611</text:p>
              </table:table-cell>
              <table:table-cell office:value-type="float" office:value="0.310483870967742">
                <text:p>0.310483870967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70891401167725">
                <text:p>0.770891401167725</text:p>
              </table:table-cell>
              <table:table-cell office:value-type="float" office:value="0.298387096774194">
                <text:p>0.298387096774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782042135727874">
                <text:p>0.782042135727874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741597354743338">
                <text:p>0.741597354743338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772345964330941">
                <text:p>0.772345964330941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778158774296155">
                <text:p>0.778158774296155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67397935318374">
                <text:p>0.767397935318374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780849842302457">
                <text:p>0.78084984230245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776442455186329">
                <text:p>0.776442455186329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780603843291567">
                <text:p>0.780603843291567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776554678275369">
                <text:p>0.776554678275369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7398826205229">
                <text:p>0.77398826205229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791170946690364">
                <text:p>0.791170946690364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782570062894647">
                <text:p>0.782570062894647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757822481498404">
                <text:p>0.757822481498404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771506599498936">
                <text:p>0.771506599498936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0878965124114">
                <text:p>0.760878965124114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763002191798331">
                <text:p>0.763002191798331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752681283570047">
                <text:p>0.75268128357004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749848506296283">
                <text:p>0.749848506296283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742002568483502">
                <text:p>0.742002568483502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781718162403122">
                <text:p>0.781718162403122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756198131614974">
                <text:p>0.756198131614974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776982957048638">
                <text:p>0.776982957048638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76634091229309">
                <text:p>0.76634091229309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727288241606039">
                <text:p>0.727288241606039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42159665330092">
                <text:p>0.742159665330092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723160639578786">
                <text:p>0.723160639578786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743557420437338">
                <text:p>0.743557420437338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732897152050121">
                <text:p>0.732897152050121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755498398984652">
                <text:p>0.75549839898465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38448668814059">
                <text:p>0.738448668814059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726601622419086">
                <text:p>0.72660162241908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760585993231052">
                <text:p>0.760585993231052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758909114717971">
                <text:p>0.758909114717971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75571216895212">
                <text:p>0.75571216895212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4221856809152">
                <text:p>0.74221856809152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50489769037185">
                <text:p>0.750489769037185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47739083292515">
                <text:p>0.747739083292515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745077947846468">
                <text:p>0.745077947846468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67851834002747">
                <text:p>0.767851834002747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33076763991633">
                <text:p>0.733076763991633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745761974315782">
                <text:p>0.745761974315782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745842388296794">
                <text:p>0.745842388296794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750191630149148">
                <text:p>0.750191630149148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722262887039307">
                <text:p>0.72226288703930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18187500882532">
                <text:p>0.718187500882532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757286717465836">
                <text:p>0.757286717465836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739612239070373">
                <text:p>0.739612239070373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732006249884004">
                <text:p>0.732006249884004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746705779767497">
                <text:p>0.74670577976749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750247935311568">
                <text:p>0.750247935311568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765314390046428">
                <text:p>0.765314390046428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745253321884897">
                <text:p>0.745253321884897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737144582679253">
                <text:p>0.737144582679253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728600269181392">
                <text:p>0.728600269181392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37360153859554">
                <text:p>0.737360153859554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723723400596032">
                <text:p>0.723723400596032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14524515504873">
                <text:p>0.714524515504873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717782387582489">
                <text:p>0.717782387582489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737066468863124">
                <text:p>0.737066468863124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713790330480916">
                <text:p>0.713790330480916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743588234054315">
                <text:p>0.743588234054315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746005529408204">
                <text:p>0.746005529408204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748873922355489">
                <text:p>0.748873922355489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780052496222498">
                <text:p>0.780052496222498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62411532566262">
                <text:p>0.762411532566262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742985403772466">
                <text:p>0.742985403772466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752911485034029">
                <text:p>0.752911485034029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753273887592215">
                <text:p>0.753273887592215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702599110294712">
                <text:p>0.70259911029471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748920699375141">
                <text:p>0.748920699375141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741355056089027">
                <text:p>0.741355056089027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737839831017414">
                <text:p>0.737839831017414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723034005780894">
                <text:p>0.72303400578089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739783508096495">
                <text:p>0.739783508096495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4517183436287">
                <text:p>0.74517183436287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763736586374016">
                <text:p>0.763736586374016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74863382401721">
                <text:p>0.74863382401721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742496375048454">
                <text:p>0.742496375048454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722138836328821">
                <text:p>0.722138836328821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727206725779912">
                <text:p>0.727206725779912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731201542379841">
                <text:p>0.731201542379841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748075844917793">
                <text:p>0.748075844917793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746598080986694">
                <text:p>0.746598080986694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728348896110754">
                <text:p>0.728348896110754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98009154300823">
                <text:p>0.698009154300823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9096864866398">
                <text:p>0.69096864866398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82942432388916">
                <text:p>0.68294243238891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71286385577271">
                <text:p>0.71286385577271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745753589284207">
                <text:p>0.745753589284207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733245728877196">
                <text:p>0.733245728877196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729183527326003">
                <text:p>0.729183527326003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89806904976956">
                <text:p>0.689806904976956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721004876617935">
                <text:p>0.721004876617935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96188346620218">
                <text:p>0.696188346620218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97711679475056">
                <text:p>0.697711679475056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712823027659933">
                <text:p>0.712823027659933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92704677224017">
                <text:p>0.692704677224017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718151515258594">
                <text:p>0.718151515258594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70312590836211">
                <text:p>0.70312590836211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91602943577966">
                <text:p>0.691602943577966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721683600920332">
                <text:p>0.721683600920332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756927431288001">
                <text:p>0.756927431288001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725463423340771">
                <text:p>0.725463423340771</text:p>
              </table:table-cell>
              <table:table-cell office:value-type="float" office:value="0.314516129032258">
                <text:p>0.3145161290322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757077061402948">
                <text:p>0.75707706140294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3460519108393">
                <text:p>0.73460519108393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719855717397386">
                <text:p>0.719855717397386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733534133196228">
                <text:p>0.733534133196228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737789357601693">
                <text:p>0.737789357601693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739583908875779">
                <text:p>0.739583908875779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738161470243192">
                <text:p>0.738161470243192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782474680758977">
                <text:p>0.782474680758977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731462283759478">
                <text:p>0.731462283759478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728285986021384">
                <text:p>0.728285986021384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96332238389354">
                <text:p>0.696332238389354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39566244303156">
                <text:p>0.739566244303156</text:p>
              </table:table-cell>
              <table:table-cell office:value-type="float" office:value="0.318548387096774">
                <text:p>0.3185483870967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741588122182035">
                <text:p>0.741588122182035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720370054462461">
                <text:p>0.720370054462461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729993200869199">
                <text:p>0.729993200869199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91651758524797">
                <text:p>0.691651758524797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734088931931094">
                <text:p>0.73408893193109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720055347672568">
                <text:p>0.72005534767256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701747920304214">
                <text:p>0.701747920304214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94465995286818">
                <text:p>0.694465995286818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93052576968432">
                <text:p>0.693052576968432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3120426666265">
                <text:p>0.73120426666265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710522465109941">
                <text:p>0.710522465109941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91391562003948">
                <text:p>0.691391562003948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706317018237864">
                <text:p>0.706317018237864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87342662745164">
                <text:p>0.687342662745164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711485352560951">
                <text:p>0.711485352560951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99305012053282">
                <text:p>0.699305012053282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766669914769607">
                <text:p>0.766669914769607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767493423652681">
                <text:p>0.767493423652681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795303606776904">
                <text:p>0.795303606776904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37571410948582">
                <text:p>0.7375714109485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743270113018458">
                <text:p>0.743270113018458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716638615081687">
                <text:p>0.716638615081687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726724706983972">
                <text:p>0.726724706983972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718250577710675">
                <text:p>0.718250577710675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704878210559664">
                <text:p>0.704878210559664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719748578771388">
                <text:p>0.719748578771388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722390580474428">
                <text:p>0.722390580474428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722562917393878">
                <text:p>0.72256291739387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91537219018623">
                <text:p>0.691537219018623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79133519907746">
                <text:p>0.679133519907746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97583624010578">
                <text:p>0.697583624010578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92293093029562">
                <text:p>0.692293093029562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710453685969482">
                <text:p>0.710453685969482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757747638811738">
                <text:p>0.757747638811738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716670101798905">
                <text:p>0.716670101798905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726124263179311">
                <text:p>0.726124263179311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756592664192907">
                <text:p>0.75659266419290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722547461103184">
                <text:p>0.72254746110318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818548606200704">
                <text:p>0.818548606200704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7689153889919">
                <text:p>0.787689153889919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772894262578406">
                <text:p>0.772894262578406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749820437086518">
                <text:p>0.749820437086518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76320285261563">
                <text:p>0.76320285261563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738539923831311">
                <text:p>0.738539923831311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724460878698714">
                <text:p>0.724460878698714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728691485271724">
                <text:p>0.728691485271724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736589930261335">
                <text:p>0.736589930261335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724604136260336">
                <text:p>0.724604136260336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730651359560395">
                <text:p>0.730651359560395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12961669172054">
                <text:p>0.712961669172054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74425839320119">
                <text:p>0.74425839320119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747442099666731">
                <text:p>0.747442099666731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753854828520452">
                <text:p>0.753854828520452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736655839889324">
                <text:p>0.736655839889324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748163245198201">
                <text:p>0.748163245198201</text:p>
              </table:table-cell>
              <table:table-cell office:value-type="float" office:value="0.314516129032258">
                <text:p>0.3145161290322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763754249902592">
                <text:p>0.763754249902592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745452758628238">
                <text:p>0.745452758628238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75158019159832">
                <text:p>0.75158019159832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734266147555404">
                <text:p>0.73426614755540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40721158050895">
                <text:p>0.74072115805089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743143512797602">
                <text:p>0.743143512797602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751552891146859">
                <text:p>0.751552891146859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752880450169316">
                <text:p>0.75288045016931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754169062527697">
                <text:p>0.754169062527697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732722706898081">
                <text:p>0.732722706898081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723646661364474">
                <text:p>0.72364666136447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720376474953196">
                <text:p>0.720376474953196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735970385515954">
                <text:p>0.73597038551595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740707532337512">
                <text:p>0.740707532337512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57056723375659">
                <text:p>0.757056723375659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729096890124402">
                <text:p>0.729096890124402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735677645996022">
                <text:p>0.735677645996022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739414087722527">
                <text:p>0.739414087722527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741449362425191">
                <text:p>0.74144936242519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713081692388078">
                <text:p>0.713081692388078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717366002617536">
                <text:p>0.71736600261753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714560594566189">
                <text:p>0.714560594566189</text:p>
              </table:table-cell>
              <table:table-cell office:value-type="float" office:value="0.326612903225806">
                <text:p>0.3266129032258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738885463221854">
                <text:p>0.738885463221854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739480302359218">
                <text:p>0.739480302359218</text:p>
              </table:table-cell>
              <table:table-cell office:value-type="float" office:value="0.294354838709677">
                <text:p>0.2943548387096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5337424803505">
                <text:p>0.75337424803505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750757283028263">
                <text:p>0.75075728302826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733430129220376">
                <text:p>0.733430129220376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718005765594143">
                <text:p>0.718005765594143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719364203945448">
                <text:p>0.71936420394544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721562894720989">
                <text:p>0.721562894720989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727377699127549">
                <text:p>0.727377699127549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733667972401678">
                <text:p>0.733667972401678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713063148111128">
                <text:p>0.713063148111128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722694365556231">
                <text:p>0.722694365556231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33457710803997">
                <text:p>0.733457710803997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720581301896899">
                <text:p>0.720581301896899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712228517293439">
                <text:p>0.712228517293439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701497542783988">
                <text:p>0.701497542783988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722968460195869">
                <text:p>0.722968460195869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707819838385591">
                <text:p>0.707819838385591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712849705469741">
                <text:p>0.712849705469741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71674935599159">
                <text:p>0.71674935599159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94376837195976">
                <text:p>0.694376837195976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702586429207987">
                <text:p>0.702586429207987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12609775877641">
                <text:p>0.712609775877641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726958958881723">
                <text:p>0.726958958881723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735547211156304">
                <text:p>0.735547211156304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728330276253397">
                <text:p>0.728330276253397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728840706204861">
                <text:p>0.728840706204861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710675077702647">
                <text:p>0.710675077702647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99693922422652">
                <text:p>0.699693922422652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708783577094066">
                <text:p>0.708783577094066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741206061329902">
                <text:p>0.741206061329902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761683413416983">
                <text:p>0.76168341341698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31497828383676">
                <text:p>0.73149782838367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732882420678293">
                <text:p>0.73288242067829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700301978410085">
                <text:p>0.700301978410085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724753281034984">
                <text:p>0.724753281034984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724889949012012">
                <text:p>0.724889949012012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727329721867203">
                <text:p>0.727329721867203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97841984648211">
                <text:p>0.697841984648211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89451669327428">
                <text:p>0.689451669327428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726834686344791">
                <text:p>0.72683468634479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740773970463594">
                <text:p>0.740773970463594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42465113775931">
                <text:p>0.742465113775931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706331508940933">
                <text:p>0.706331508940933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700993298624988">
                <text:p>0.700993298624988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723530030833383">
                <text:p>0.723530030833383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732181687511929">
                <text:p>0.732181687511929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741240481797756">
                <text:p>0.74124048179775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728292777571124">
                <text:p>0.72829277757112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717087609659514">
                <text:p>0.71708760965951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740661490301319">
                <text:p>0.740661490301319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7238576715927">
                <text:p>0.7238576715927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19642200415865">
                <text:p>0.719642200415865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729166735372852">
                <text:p>0.729166735372852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721080073844074">
                <text:p>0.721080073844074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733112597187946">
                <text:p>0.733112597187946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720381173420108">
                <text:p>0.720381173420108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751932325772975">
                <text:p>0.751932325772975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724903907001375">
                <text:p>0.724903907001375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718827140771587">
                <text:p>0.718827140771587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706081262700739">
                <text:p>0.706081262700739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706532727155214">
                <text:p>0.706532727155214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04823622832554">
                <text:p>0.704823622832554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722911309528831">
                <text:p>0.722911309528831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763945993392976">
                <text:p>0.76394599339297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736065128332642">
                <text:p>0.736065128332642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724813959221973">
                <text:p>0.724813959221973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735801681590717">
                <text:p>0.735801681590717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709880326938532">
                <text:p>0.70988032693853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712036243994162">
                <text:p>0.712036243994162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749103906196812">
                <text:p>0.749103906196812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741011167598831">
                <text:p>0.741011167598831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82259342505913">
                <text:p>0.682259342505913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801570303531947">
                <text:p>0.801570303531947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738982962382641">
                <text:p>0.738982962382641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742424322860968">
                <text:p>0.742424322860968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748059567926067">
                <text:p>0.748059567926067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760961658397652">
                <text:p>0.760961658397652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744382212381203">
                <text:p>0.744382212381203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741308877601406">
                <text:p>0.741308877601406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737169779843603">
                <text:p>0.737169779843603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712488192598431">
                <text:p>0.712488192598431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04104684492667">
                <text:p>0.704104684492667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88292651709075">
                <text:p>0.688292651709075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70764625684391">
                <text:p>0.70764625684391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754581942457741">
                <text:p>0.75458194245774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722617704103578">
                <text:p>0.722617704103578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705313786281233">
                <text:p>0.705313786281233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728040061528812">
                <text:p>0.728040061528812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746348393026411">
                <text:p>0.746348393026411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743762846486451">
                <text:p>0.743762846486451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773330093137267">
                <text:p>0.773330093137267</text:p>
              </table:table-cell>
              <table:table-cell office:value-type="float" office:value="0.30241935483871">
                <text:p>0.302419354838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0460290187442">
                <text:p>0.780460290187442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742949928350309">
                <text:p>0.742949928350309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98068190150944">
                <text:p>0.698068190150944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738001017987639">
                <text:p>0.738001017987639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76013489000189">
                <text:p>0.76013489000189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716783238626293">
                <text:p>0.716783238626293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733021495738834">
                <text:p>0.733021495738834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707872595478795">
                <text:p>0.707872595478795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730551903584">
                <text:p>0.730551903584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722832307543535">
                <text:p>0.722832307543535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08622668899507">
                <text:p>0.708622668899507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702590846010859">
                <text:p>0.702590846010859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709854002735618">
                <text:p>0.70985400273561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94847628376116">
                <text:p>0.69484762837611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714454587591871">
                <text:p>0.71445458759187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90439657081034">
                <text:p>0.690439657081034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70326493665014">
                <text:p>0.70326493665014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726774856459567">
                <text:p>0.726774856459567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700191045793911">
                <text:p>0.700191045793911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712106985283761">
                <text:p>0.712106985283761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33538322912572">
                <text:p>0.733538322912572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707374755050691">
                <text:p>0.707374755050691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708134845773839">
                <text:p>0.708134845773839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94727139216618">
                <text:p>0.69472713921661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723241918587519">
                <text:p>0.723241918587519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711010362213713">
                <text:p>0.711010362213713</text:p>
              </table:table-cell>
              <table:table-cell office:value-type="float" office:value="0.338709677419355">
                <text:p>0.3387096774193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749220383344793">
                <text:p>0.74922038334479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719879231099285">
                <text:p>0.719879231099285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719639426814347">
                <text:p>0.719639426814347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95433493124339">
                <text:p>0.695433493124339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88806854280662">
                <text:p>0.688806854280662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703546877964415">
                <text:p>0.703546877964415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75996236075075">
                <text:p>0.675996236075075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61207741817023">
                <text:p>0.661207741817023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87095157835106">
                <text:p>0.687095157835106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72274494227955">
                <text:p>0.672274494227955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705480217221028">
                <text:p>0.705480217221028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9389488115471">
                <text:p>0.69389488115471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78305764941593">
                <text:p>0.678305764941593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94326738266689">
                <text:p>0.694326738266689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12338262675974">
                <text:p>0.712338262675974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709315173123139">
                <text:p>0.709315173123139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711360818807376">
                <text:p>0.711360818807376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710221667825118">
                <text:p>0.710221667825118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95661727212489">
                <text:p>0.695661727212489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724726360563129">
                <text:p>0.724726360563129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718855544091438">
                <text:p>0.718855544091438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711673704947785">
                <text:p>0.711673704947785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86036257603666">
                <text:p>0.686036257603666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91272575437643">
                <text:p>0.691272575437643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18561359595815">
                <text:p>0.718561359595815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719300580919043">
                <text:p>0.719300580919043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714592789227552">
                <text:p>0.714592789227552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75707692924937">
                <text:p>0.75707692924937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731178342797622">
                <text:p>0.731178342797622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98874417754805">
                <text:p>0.698874417754805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91177651209391">
                <text:p>0.691177651209391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715746347118273">
                <text:p>0.715746347118273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80938615657396">
                <text:p>0.680938615657396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708862739468016">
                <text:p>0.708862739468016</text:p>
              </table:table-cell>
              <table:table-cell office:value-type="float" office:value="0.44758064516129">
                <text:p>0.447580645161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55586464234273">
                <text:p>0.755586464234273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747701539057825">
                <text:p>0.747701539057825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763149372712845">
                <text:p>0.763149372712845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759384647822856">
                <text:p>0.759384647822856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714331809003419">
                <text:p>0.714331809003419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717423055116828">
                <text:p>0.717423055116828</text:p>
              </table:table-cell>
              <table:table-cell office:value-type="float" office:value="0.491935483870968">
                <text:p>0.49193548387096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97378073545605">
                <text:p>0.697378073545605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711052462207881">
                <text:p>0.711052462207881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713346797860077">
                <text:p>0.713346797860077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717697354345287">
                <text:p>0.717697354345287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727999468913348">
                <text:p>0.727999468913348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72125146749121">
                <text:p>0.72125146749121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713266596768456">
                <text:p>0.713266596768456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709353376323266">
                <text:p>0.709353376323266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706916800013602">
                <text:p>0.706916800013602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709905487021308">
                <text:p>0.709905487021308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701107485886076">
                <text:p>0.701107485886076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95269863837282">
                <text:p>0.695269863837282</text:p>
              </table:table-cell>
              <table:table-cell office:value-type="float" office:value="0.431451612903226">
                <text:p>0.4314516129032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82176712323815">
                <text:p>0.68217671232381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80612256664892">
                <text:p>0.680612256664892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83392201937631">
                <text:p>0.683392201937631</text:p>
              </table:table-cell>
              <table:table-cell office:value-type="float" office:value="0.467741935483871">
                <text:p>0.4677419354838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81453957314546">
                <text:p>0.681453957314546</text:p>
              </table:table-cell>
              <table:table-cell office:value-type="float" office:value="0.508064516129032">
                <text:p>0.5080645161290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90561267900164">
                <text:p>0.690561267900164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99978524302558">
                <text:p>0.699978524302558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98994199811076">
                <text:p>0.698994199811076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99361571614535">
                <text:p>0.699361571614535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707828009502086">
                <text:p>0.70782800950208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98970227540481">
                <text:p>0.698970227540481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703783841202238">
                <text:p>0.703783841202238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93247371227514">
                <text:p>0.693247371227514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91365616493683">
                <text:p>0.691365616493683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85908640771442">
                <text:p>0.68590864077144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67081717346681">
                <text:p>0.667081717346681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84701790184957">
                <text:p>0.684701790184957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718301680942381">
                <text:p>0.71830168094238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83712312776884">
                <text:p>0.683712312776884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705553500507889">
                <text:p>0.705553500507889</text:p>
              </table:table-cell>
              <table:table-cell office:value-type="float" office:value="0.342741935483871">
                <text:p>0.3427419354838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739032567721497">
                <text:p>0.739032567721497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712465953178062">
                <text:p>0.712465953178062</text:p>
              </table:table-cell>
              <table:table-cell office:value-type="float" office:value="0.358870967741935">
                <text:p>0.35887096774193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706948831116961">
                <text:p>0.706948831116961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738003294299913">
                <text:p>0.738003294299913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708520295046323">
                <text:p>0.708520295046323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706968074189551">
                <text:p>0.706968074189551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729030917527882">
                <text:p>0.72903091752788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734921057369261">
                <text:p>0.734921057369261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708343528839648">
                <text:p>0.708343528839648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726042950593775">
                <text:p>0.726042950593775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712573834742634">
                <text:p>0.712573834742634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716626280253332">
                <text:p>0.716626280253332</text:p>
              </table:table-cell>
              <table:table-cell office:value-type="float" office:value="0.415322580645161">
                <text:p>0.4153225806451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732275685013718">
                <text:p>0.732275685013718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686651898832426">
                <text:p>0.686651898832426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732827759002109">
                <text:p>0.732827759002109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703937000813948">
                <text:p>0.703937000813948</text:p>
              </table:table-cell>
              <table:table-cell office:value-type="float" office:value="0.383064516129032">
                <text:p>0.3830645161290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92933867287131">
                <text:p>0.692933867287131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722899081441526">
                <text:p>0.722899081441526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697577912592318">
                <text:p>0.697577912592318</text:p>
              </table:table-cell>
              <table:table-cell office:value-type="float" office:value="0.455645161290323">
                <text:p>0.4556451612903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677753959957147">
                <text:p>0.677753959957147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741438353610855">
                <text:p>0.74143835361085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7277674613499">
                <text:p>0.7277674613499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696251715599463">
                <text:p>0.696251715599463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69033859440987">
                <text:p>0.69033859440987</text:p>
              </table:table-cell>
              <table:table-cell office:value-type="float" office:value="0.366935483870968">
                <text:p>0.3669354838709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85826065075751">
                <text:p>0.685826065075751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95019251294223">
                <text:p>0.695019251294223</text:p>
              </table:table-cell>
              <table:table-cell office:value-type="float" office:value="0.362903225806452">
                <text:p>0.3629032258064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710416245102653">
                <text:p>0.710416245102653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7071207287127">
                <text:p>0.7071207287127</text:p>
              </table:table-cell>
              <table:table-cell office:value-type="float" office:value="0.330645161290323">
                <text:p>0.3306451612903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728418490451004">
                <text:p>0.728418490451004</text:p>
              </table:table-cell>
              <table:table-cell office:value-type="float" office:value="0.411290322580645">
                <text:p>0.4112903225806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718184291615979">
                <text:p>0.718184291615979</text:p>
              </table:table-cell>
              <table:table-cell office:value-type="float" office:value="0.346774193548387">
                <text:p>0.3467741935483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705892511672204">
                <text:p>0.705892511672204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720976231480124">
                <text:p>0.720976231480124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743806967187158">
                <text:p>0.743806967187158</text:p>
              </table:table-cell>
              <table:table-cell office:value-type="float" office:value="0.399193548387097">
                <text:p>0.3991935483870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723442806936541">
                <text:p>0.723442806936541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697904367555676">
                <text:p>0.697904367555676</text:p>
              </table:table-cell>
              <table:table-cell office:value-type="float" office:value="0.443548387096774">
                <text:p>0.4435483870967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695581699806956">
                <text:p>0.69558169980695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695279659625053">
                <text:p>0.695279659625053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680999294023451">
                <text:p>0.680999294023451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711491637669162">
                <text:p>0.711491637669162</text:p>
              </table:table-cell>
              <table:table-cell office:value-type="float" office:value="0.439516129032258">
                <text:p>0.4395161290322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676165566686883">
                <text:p>0.676165566686883</text:p>
              </table:table-cell>
              <table:table-cell office:value-type="float" office:value="0.471774193548387">
                <text:p>0.4717741935483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666831932080695">
                <text:p>0.666831932080695</text:p>
              </table:table-cell>
              <table:table-cell office:value-type="float" office:value="0.463709677419355">
                <text:p>0.4637096774193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690852730649024">
                <text:p>0.690852730649024</text:p>
              </table:table-cell>
              <table:table-cell office:value-type="float" office:value="0.350806451612903">
                <text:p>0.3508064516129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723641539630233">
                <text:p>0.723641539630233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719434919617895">
                <text:p>0.719434919617895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699758515429561">
                <text:p>0.699758515429561</text:p>
              </table:table-cell>
              <table:table-cell office:value-type="float" office:value="0.379032258064516">
                <text:p>0.3790322580645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71723293398436">
                <text:p>0.71723293398436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692710425185475">
                <text:p>0.692710425185475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683414732671581">
                <text:p>0.683414732671581</text:p>
              </table:table-cell>
              <table:table-cell office:value-type="float" office:value="0.395161290322581">
                <text:p>0.3951612903225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671410404240897">
                <text:p>0.671410404240897</text:p>
              </table:table-cell>
              <table:table-cell office:value-type="float" office:value="0.391129032258064">
                <text:p>0.3911290322580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685668125585212">
                <text:p>0.685668125585212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678336265279776">
                <text:p>0.678336265279776</text:p>
              </table:table-cell>
              <table:table-cell office:value-type="float" office:value="0.419354838709678">
                <text:p>0.41935483870967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672361982281581">
                <text:p>0.672361982281581</text:p>
              </table:table-cell>
              <table:table-cell office:value-type="float" office:value="0.423387096774194">
                <text:p>0.4233870967741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66930437198969">
                <text:p>0.66930437198969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686392099918675">
                <text:p>0.686392099918675</text:p>
              </table:table-cell>
              <table:table-cell office:value-type="float" office:value="0.403225806451613">
                <text:p>0.4032258064516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667446255554103">
                <text:p>0.667446255554103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718626725522992">
                <text:p>0.718626725522992</text:p>
              </table:table-cell>
              <table:table-cell office:value-type="float" office:value="0.407258064516129">
                <text:p>0.4072580645161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694226493576787">
                <text:p>0.694226493576787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664934419319853">
                <text:p>0.664934419319853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681384959960612">
                <text:p>0.681384959960612</text:p>
              </table:table-cell>
              <table:table-cell office:value-type="float" office:value="0.370967741935484">
                <text:p>0.3709677419354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675345102124693">
                <text:p>0.67534510212469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677851581436412">
                <text:p>0.677851581436412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669516383461832">
                <text:p>0.669516383461832</text:p>
              </table:table-cell>
              <table:table-cell office:value-type="float" office:value="0.42741935483871">
                <text:p>0.427419354838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662778887348185">
                <text:p>0.662778887348185</text:p>
              </table:table-cell>
              <table:table-cell office:value-type="float" office:value="0.475806451612903">
                <text:p>0.4758064516129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654243755745596">
                <text:p>0.654243755745596</text:p>
              </table:table-cell>
              <table:table-cell office:value-type="float" office:value="0.42741935483871">
                <text:p>0.42741935483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